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fo:font-size="10pt" fo:font-style="italic" officeooo:rsid="00216421" officeooo:paragraph-rsid="00216421" style:font-size-asian="10pt" style:font-style-asian="italic" style:font-size-complex="10pt" style:font-style-complex="italic"/>
    </style:style>
    <style:style style:name="P2" style:family="paragraph" style:parent-style-name="Footnote">
      <style:text-properties officeooo:rsid="002d74d9" officeooo:paragraph-rsid="002d74d9"/>
    </style:style>
    <style:style style:name="P3" style:family="paragraph" style:parent-style-name="Footnote">
      <style:text-properties officeooo:rsid="002ed29a" officeooo:paragraph-rsid="002ed29a"/>
    </style:style>
    <style:style style:name="P4" style:family="paragraph" style:parent-style-name="CRT_5f_texto">
      <style:paragraph-properties fo:text-align="start" style:justify-single-word="false"/>
      <style:text-properties officeooo:rsid="002ad1cc" officeooo:paragraph-rsid="002ad1cc"/>
    </style:style>
    <style:style style:name="P5" style:family="paragraph" style:parent-style-name="CRT_5f_texto">
      <style:paragraph-properties fo:text-align="start" style:justify-single-word="false"/>
      <style:text-properties officeooo:rsid="002b2de3" officeooo:paragraph-rsid="002b2de3"/>
    </style:style>
    <style:style style:name="P6" style:family="paragraph" style:parent-style-name="CRT_5f_texto">
      <style:paragraph-properties fo:text-align="start" style:justify-single-word="false"/>
      <style:text-properties officeooo:rsid="002d0f32" officeooo:paragraph-rsid="002d0f32"/>
    </style:style>
    <style:style style:name="P7" style:family="paragraph" style:parent-style-name="CRT_5f_texto">
      <style:paragraph-properties fo:text-align="start" style:justify-single-word="false"/>
      <style:text-properties officeooo:rsid="002ed29a" officeooo:paragraph-rsid="002ed29a"/>
    </style:style>
    <style:style style:name="P8" style:family="paragraph" style:parent-style-name="CRT_5f_texto">
      <style:paragraph-properties fo:text-align="start" style:justify-single-word="false"/>
      <style:text-properties officeooo:rsid="0031ba23" officeooo:paragraph-rsid="0031ba23"/>
    </style:style>
    <style:style style:name="P9" style:family="paragraph" style:parent-style-name="CRT_5f_titulo" style:master-page-name="Standard">
      <style:paragraph-properties style:page-number="auto" fo:padding="0cm" fo:border-left="none" fo:border-right="none" fo:border-top="none" fo:border-bottom="0.06pt solid #000000" style:shadow="none"/>
      <style:text-properties officeooo:rsid="00216421" officeooo:paragraph-rsid="00216421"/>
    </style:style>
    <style:style style:name="P10" style:family="paragraph" style:parent-style-name="CRT_5f_texto">
      <style:paragraph-properties fo:text-align="start" style:justify-single-word="false"/>
      <style:text-properties fo:font-style="normal" officeooo:rsid="002ad1cc" officeooo:paragraph-rsid="002ad1cc" style:font-style-asian="normal" style:font-style-complex="normal"/>
    </style:style>
    <style:style style:name="P11" style:family="paragraph" style:parent-style-name="CRT_5f_texto">
      <style:paragraph-properties fo:text-align="start" style:justify-single-word="false"/>
      <style:text-properties fo:font-style="normal" officeooo:rsid="002b2de3" officeooo:paragraph-rsid="002b2de3" style:font-style-asian="normal" style:font-style-complex="normal"/>
    </style:style>
    <style:style style:name="P12" style:family="paragraph" style:parent-style-name="CRT_5f_texto" style:list-style-name="L2">
      <style:paragraph-properties fo:text-align="start" style:justify-single-word="false"/>
      <style:text-properties fo:font-style="normal" officeooo:rsid="002b2de3" officeooo:paragraph-rsid="002b2de3" style:font-style-asian="normal" style:font-style-complex="normal"/>
    </style:style>
    <style:style style:name="P13" style:family="paragraph" style:parent-style-name="CRT_5f_texto" style:list-style-name="L6">
      <style:paragraph-properties fo:text-align="start" style:justify-single-word="false"/>
      <style:text-properties fo:font-style="normal" officeooo:rsid="0031ba23" officeooo:paragraph-rsid="0031ba23" style:font-style-asian="normal" style:font-style-complex="normal"/>
    </style:style>
    <style:style style:name="P14" style:family="paragraph" style:parent-style-name="CRT_5f_texto" style:list-style-name="L6">
      <style:paragraph-properties fo:text-align="start" style:justify-single-word="false"/>
      <style:text-properties fo:font-style="normal" officeooo:rsid="00337331" officeooo:paragraph-rsid="00337331" style:font-style-asian="normal" style:font-style-complex="normal"/>
    </style:style>
    <style:style style:name="P15" style:family="paragraph" style:parent-style-name="CRT_5f_texto" style:list-style-name="L1">
      <style:paragraph-properties fo:text-align="start" style:justify-single-word="false"/>
      <style:text-properties officeooo:rsid="002445c3" officeooo:paragraph-rsid="002ad1cc"/>
    </style:style>
    <style:style style:name="P16" style:family="paragraph" style:parent-style-name="CRT_5f_texto" style:list-style-name="L1">
      <style:paragraph-properties fo:text-align="start" style:justify-single-word="false"/>
      <style:text-properties officeooo:rsid="002ad1cc" officeooo:paragraph-rsid="002ad1cc"/>
    </style:style>
    <style:style style:name="P17" style:family="paragraph" style:parent-style-name="CRT_5f_texto" style:list-style-name="L3"/>
    <style:style style:name="P18" style:family="paragraph" style:parent-style-name="CRT_5f_texto" style:list-style-name="L3">
      <style:paragraph-properties fo:text-align="start" style:justify-single-word="false"/>
      <style:text-properties officeooo:paragraph-rsid="002d0f32"/>
    </style:style>
    <style:style style:name="P19" style:family="paragraph" style:parent-style-name="CRT_5f_texto" style:list-style-name="L3">
      <style:paragraph-properties fo:text-align="start" style:justify-single-word="false"/>
      <style:text-properties officeooo:paragraph-rsid="002d74d9"/>
    </style:style>
    <style:style style:name="P20" style:family="paragraph" style:parent-style-name="CRT_5f_texto" style:list-style-name="L3">
      <style:paragraph-properties fo:text-align="start" style:justify-single-word="false"/>
      <style:text-properties officeooo:paragraph-rsid="002ed29a"/>
    </style:style>
    <style:style style:name="P21" style:family="paragraph" style:parent-style-name="CRT_5f_texto" style:list-style-name="L4">
      <style:paragraph-properties fo:text-align="start" style:justify-single-word="false"/>
      <style:text-properties officeooo:paragraph-rsid="002ed29a"/>
    </style:style>
    <style:style style:name="P22" style:family="paragraph" style:parent-style-name="CRT_5f_texto" style:list-style-name="L5">
      <style:paragraph-properties fo:text-align="start" style:justify-single-word="false"/>
      <style:text-properties officeooo:rsid="002ed29a" officeooo:paragraph-rsid="002ed29a"/>
    </style:style>
    <style:style style:name="P23" style:family="paragraph" style:parent-style-name="CRT_5f_texto" style:list-style-name="L5">
      <style:paragraph-properties fo:text-align="start" style:justify-single-word="false"/>
      <style:text-properties officeooo:rsid="0031ba23" officeooo:paragraph-rsid="0031ba23"/>
    </style:style>
    <style:style style:name="P24" style:family="paragraph" style:parent-style-name="CRT_5f_texto" style:list-style-name="L6">
      <style:paragraph-properties fo:text-align="start" style:justify-single-word="false"/>
      <style:text-properties officeooo:rsid="0031ba23" officeooo:paragraph-rsid="0031ba23"/>
    </style:style>
    <style:style style:name="T1" style:family="text">
      <style:text-properties officeooo:rsid="002445c3"/>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2445c3" style:font-style-asian="normal" style:font-style-complex="normal"/>
    </style:style>
    <style:style style:name="T7" style:family="text">
      <style:text-properties fo:font-style="normal" officeooo:rsid="002b2de3" style:font-style-asian="normal" style:font-style-complex="normal"/>
    </style:style>
    <style:style style:name="T8" style:family="text">
      <style:text-properties fo:font-style="normal" officeooo:rsid="002d0f32" style:font-style-asian="normal" style:font-style-complex="normal"/>
    </style:style>
    <style:style style:name="T9" style:family="text">
      <style:text-properties fo:font-style="normal" officeooo:rsid="002ed29a" style:font-style-asian="normal" style:font-style-complex="normal"/>
    </style:style>
    <style:style style:name="T10" style:family="text">
      <style:text-properties fo:font-style="normal" officeooo:rsid="00337331" style:font-style-asian="normal" style:font-style-complex="normal"/>
    </style:style>
    <style:style style:name="T11" style:family="text">
      <style:text-properties officeooo:rsid="002d0f32"/>
    </style:style>
    <style:style style:name="T12" style:family="text">
      <style:text-properties officeooo:rsid="002ed29a"/>
    </style:style>
    <style:style style:name="T13" style:family="text">
      <style:text-properties officeooo:rsid="0031ba2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spectos legales en el tratamiento de datos</text:p>
      <text:p text:style-name="P10">Actualmente, la enorme cantidad de datos adquiridos, almacenados y tratados por las empresas, administraciones y otras organizaciones, a través de las tecnologías de la información y la comunicación, hacen que se planteen nuevos retos legislativos en lo que se refiere al tratamiento de la información de carácter personal, para asegurar el derecho a la privacidad de las personas implicadas, que son, finalmente, el grupo más vulnerable y desprotegido.</text:p>
      <text:p text:style-name="P4"><text:span text:style-name="T5">Actualmente existen leyes/</text:span><text:span text:style-name="T7">normativas</text:span><text:span text:style-name="T5"> que pretenden regular la adquisición, almacenamiento, tratamiento y transferencia de estos datos en multitud de países. En Europa y España algunos ejemplos son:</text:span></text:p>
      <text:list xml:id="list6550460025177462381" text:style-name="L1">
        <text:list-item>
          <text:p text:style-name="P15">Ley Orgánica 15/1999, de 13 de diciembre, de Protección de Datos de Carácter Personal.</text:p>
        </text:list-item>
        <text:list-item>
          <text:p text:style-name="P15">Real Decreto 1720/2007, de 21 de diciembre, por el que se aprueba el Reglamento de desarrollo de la Ley Orgánica 15/1999, de 13 de diciembre, de Protección de Datos de Carácter Personal.</text:p>
        </text:list-item>
        <text:list-item>
          <text:p text:style-name="P15">Ley 34/2002, de 11 de julio, de servicios de la sociedad de la información y de comercio electrónico.</text:p>
        </text:list-item>
        <text:list-item>
          <text:p text:style-name="P16"><text:span text:style-name="T6">DIRECTIVA 95/46/CE DEL PARLAMENTO EUROPEO Y DEL CONSEJO </text:span><text:span text:style-name="T5">de 24 de octubre de 1995 relativa a la protección de las personas físicas en lo que respecta al tratamiento de datos personales y a la libre circulación de estos datos.</text:span></text:p>
        </text:list-item>
      </text:list>
      <text:p text:style-name="P11">En aspectos muy generales estas leyes/normativas establecen la responsabilidad en el tratamiento de los datos y las actuaciones a seguir en los siguientes apartados:</text:p>
      <text:list xml:id="list7091251709695283926" text:style-name="L2">
        <text:list-item>
          <text:p text:style-name="P12">Adquisición de datos de carácter personal de forma consentida y no consentida a través de servicios digitales.</text:p>
        </text:list-item>
        <text:list-item>
          <text:p text:style-name="P12">Aviso a los implicados de los usos y fines de sus datos recopilados.</text:p>
        </text:list-item>
        <text:list-item>
          <text:p text:style-name="P12">Acceso, rectificación y solicitud de eliminación de los datos de ficheros por parte del implicado.</text:p>
        </text:list-item>
        <text:list-item>
          <text:p text:style-name="P12">Tratamientos de datos con fines estadísticos, históricos, etc.</text:p>
        </text:list-item>
        <text:list-item>
          <text:p text:style-name="P12">Cesión de los datos a terceros.</text:p>
        </text:list-item>
        <text:list-item>
          <text:p text:style-name="P12">Niveles de seguridad en el almacenamiento y el tratamiento de los datos.</text:p>
        </text:list-item>
        <text:list-item>
          <text:p text:style-name="P12">Delegación de autorizaciones y subcontratación de servicios para el almacenamiento y tratamiento de datos.</text:p>
        </text:list-item>
      </text:list>
      <text:p text:style-name="P5"><text:span text:style-name="T5">La implantación del “Big Data” hace inviable el poder rastrear los datos almacenados, su tratamiento y si cumplen la normativa/ley vigente. Tengamos en cuenta que actualmente se están </text:span><text:span text:style-name="T8">transfiriendo</text:span><text:span text:style-name="T5"> </text:span><text:span text:style-name="T8">en Internet cientos o miles de TB por minuto. La mayoría de estos datos son tratados por grandes compañías y su uso se considera lícito, aunque no puede asegurarse, </text:span><text:span text:style-name="T9">ya que sería imposible mantener un grupo de expertos que </text:span><text:soft-page-break/><text:span text:style-name="T9">supervisen el buen tratamiento de los datos en dichos niveles de generación y transferencia</text:span><text:span text:style-name="T8">.</text:span></text:p>
      <text:p text:style-name="P6">Es muy importante que tanto los responsables del tratamiento de datos, como las administraciones velen por el derecho a la privacidad de las personas cuyos datos son tratados, ya que se pueden dar titulares como los siguientes:</text:p>
      <text:list xml:id="list6752895625468755903" text:style-name="L3">
        <text:list-item>
          <text:p text:style-name="P18"><text:span text:style-name="T11">“</text:span><text:bookmark text:name="titulo_noticia"/>La venta de los datos de la sanidad pública enerva a los expertos<text:span text:style-name="T11">”.</text:span><text:span text:style-name="T11"><text:note text:id="ftn1" text:note-class="footnote"><text:note-citation>1</text:note-citation><text:note-body><text:p text:style-name="P2"><text:a xlink:type="simple" xlink:href="http://ccaa.elpais.com/ccaa/2014/11/01/catalunya/1414870966_992102.html">http://ccaa.elpais.com/ccaa/2014/11/01/catalunya/1414870966_992102.html</text:a></text:p></text:note-body></text:note></text:span></text:p>
        </text:list-item>
        <text:list-item>
          <text:p text:style-name="P17"><text:bookmark text:name="titulo_noticia1"/>“El ‘big data’ cambiará nuestras vidas, no nuestros principios”.<text:note text:id="ftn2" text:note-class="footnote"><text:note-citation>2</text:note-citation><text:note-body><text:p text:style-name="P2">http://tecnologia.elpais.com/tecnologia/2014/10/22/actualidad/1413985766_153822.html</text:p></text:note-body></text:note></text:p>
        </text:list-item>
        <text:list-item>
          <text:p text:style-name="P19">“Sociedad Civil Catalana denuncia ante la Fiscalía el uso "ilegítimo" de datos personales para el 9N”.<text:note text:id="ftn3" text:note-class="footnote"><text:note-citation>3</text:note-citation><text:note-body><text:p text:style-name="P2">http://www.rtve.es/noticias/20141106/sociedad-civil-catalana-denuncia-ante-fiscalia-uso-ilegitimo-datos-personales-para-9n/1043444.shtml</text:p></text:note-body></text:note></text:p>
        </text:list-item>
        <text:list-item>
          <text:p text:style-name="P20">“Protección de Datos sanciona con 20.000 euros a <text:span text:style-name="T2">Groupon</text:span> por almacenar datos tarjetas de crédito”.<text:note text:id="ftn4" text:note-class="footnote"><text:note-citation>4</text:note-citation><text:note-body><text:p text:style-name="P3">http://www.eleconomista.es/tecnologia/noticias/5542234/02/14/Proteccion-de-Datos-sanciona-con-20000-euros-a-Grupon-por-almacenar-datos-tarjetas-de-credito-.html#.Kku8iDEU6TrSyWF</text:p></text:note-body></text:note></text:p>
        </text:list-item>
      </text:list>
      <text:p text:style-name="P7">Se aprecia pues que tanto las empresas privadas, como las administraciones pueden infringir la ley de protección de datos, incluso en aquellos que deben ser tratados con un nivel de seguridad medio/alto, como datos de carácter sanitario. Pero no es sólo un problema local, ya que los servicios digitales operan a nivel mundial:</text:p>
      <text:list xml:id="list8489709207430838947" text:style-name="L4">
        <text:list-item>
          <text:p text:style-name="P21"><text:span text:style-name="T12">“</text:span>EU needs 'forward thinking' data protection regulation<text:span text:style-name="T12">”.</text:span><text:span text:style-name="T12"><text:note text:id="ftn5" text:note-class="footnote"><text:note-citation>5</text:note-citation><text:note-body><text:p text:style-name="P3">https://www.theparliamentmagazine.eu/articles/feature/eu-needs-forward-thinking-data-protection-regulation</text:p></text:note-body></text:note></text:span></text:p>
        </text:list-item>
      </text:list>
      <text:p text:style-name="P7">Por lo tanto, estamos ante un problema de difícil solución por <text:span text:style-name="T13">tres</text:span> motivos principales:</text:p>
      <text:list xml:id="list99849601586983033" text:style-name="L5">
        <text:list-item>
          <text:p text:style-name="P22">La globalización de los servicios digitales y las distintas legislaciones que puede haber entre los países desde los que operan y los países en los que operan.</text:p>
        </text:list-item>
        <text:list-item>
          <text:p text:style-name="P22">La lentitud de los gobiernos a la hora de legislar sobre usos de tecnologías que avanzan muy rápido.</text:p>
        </text:list-item>
        <text:list-item>
          <text:p text:style-name="P23">La creciente dependencia de la sociedad a la información personal almacenada en soportes digitales.</text:p>
        </text:list-item>
      </text:list>
      <text:p text:style-name="P8">En conclusión, la protección de los datos personales en su tratamiento deberá basarse en la ética y buenas prácticas de los <text:span text:style-name="T4">responsables</text:span><text:span text:style-name="T5">, mediante códigos deontológicos, de forma similar a como estos se aplican en otras profesiones. Mientras que, por otro lado, para asegurar que estas medidas son llevadas a cabo hará falta de:</text:span></text:p>
      <text:list xml:id="list146763210495734803" text:style-name="L6">
        <text:list-item>
          <text:p text:style-name="P13">Grandes acuerdos internacionales entre estados y la industria de las TICs para un buen tratamiento de los datos.</text:p>
        </text:list-item>
        <text:list-item>
          <text:p text:style-name="P24"><text:span text:style-name="T5">Educación social sobre el almacenamiento de datos de carácter personal, así como de los derechos y las obligaciones </text:span><text:span text:style-name="T10">de los usuarios</text:span><text:span text:style-name="T5">.</text:span></text:p>
        </text:list-item>
        <text:list-item>
          <text:p text:style-name="P13"><text:soft-page-break/>Creación de agencias de expertos que se encarguen de velar de que las normativas se cumplen.</text:p>
        </text:list-item>
        <text:list-item>
          <text:p text:style-name="P14">Inversión en investigación para desarrollo de sistemas de seguridad en el almacenamiento y la transferencia de la información.</text:p>
        </text:list-item>
        <text:list-item>
          <text:p text:style-name="P14">Formación de expertos responsables del tratamiento de datos y de usuarios autorizados para el tratamiento de dichos dato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ootnote" style:family="paragraph" style:parent-style-name="Standard" style:class="extra">
      <style:text-properties fo:font-size="10pt" style:font-size-asian="10pt"/>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Standard" style:next-style-name="Subtitle" style:class="chapter">
      <style:paragraph-properties fo:margin-top="0.423cm" fo:margin-bottom="0.106cm" style: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RT_5f_titulo" style:display-name="CRT_titulo" style:family="paragraph" style:parent-style-name="Title" style:next-style-name="CRT_5f_autor">
      <style:paragraph-properties fo:margin-top="0.635cm" fo:margin-bottom="0.635cm" style:contextual-spacing="false" fo:text-align="start" style:justify-single-word="false"/>
      <style:text-properties fo:font-size="20pt" fo:language="es" fo:country="ES" style:font-size-asian="20pt"/>
    </style:style>
    <style:style style:name="CRT_5f_autor" style:display-name="CRT_autor" style:family="paragraph" style:parent-style-name="Standard" style:next-style-name="CRT_5f_texto">
      <style:paragraph-properties fo:margin-top="0.212cm" fo:margin-bottom="0.917cm" style:contextual-spacing="false" fo:text-align="start" style:justify-single-word="false" fo:padding-left="0cm" fo:padding-right="0cm" fo:padding-top="0cm" fo:padding-bottom="0.353cm" fo:border-left="none" fo:border-right="none" fo:border-top="none" fo:border-bottom="0.51pt solid #000000"/>
      <style:text-properties style:font-name="Arial" fo:font-family="Arial" style:font-family-generic="swiss" style:font-pitch="variable" fo:font-size="12pt" fo:language="es" fo:country="ES" fo:font-style="italic" style:font-size-asian="12pt" style:font-style-asian="italic"/>
    </style:style>
    <style:style style:name="CRT_5f_texto" style:display-name="CRT_texto" style:family="paragraph" style:parent-style-name="Standard">
      <style:paragraph-properties fo:margin-left="0cm" fo:margin-right="0cm" fo:margin-top="0.212cm" fo:margin-bottom="0.212cm" style:contextual-spacing="false" fo:text-align="start" style:justify-single-word="false" fo:text-indent="0.254cm" style:auto-text-indent="false"/>
      <style:text-properties style:font-name="Times New Roman" fo:font-family="'Times New Roman'" style:font-family-generic="roman" style:font-pitch="variable" fo:font-size="12pt" fo:language="es" fo:country="ES" style:font-size-asian="12pt"/>
    </style:style>
    <style:style style:name="instrucciones_5f_titulo1" style:display-name="instrucciones_titulo1" style:family="paragraph" style:parent-style-name="Standard">
      <style:paragraph-properties fo:text-align="center" style:justify-single-word="false"/>
      <style:text-properties fo:color="#0000ff" style:font-name="Arial" fo:font-family="Arial" style:font-family-generic="swiss" style:font-pitch="variable" fo:font-size="18pt" fo:font-weight="bold" style:font-size-asian="18pt" style:font-weight-asian="bold" style:font-weight-complex="bold"/>
    </style:style>
    <style:style style:name="instrucciones_5f_normal" style:display-name="instrucciones_normal" style:family="paragraph" style:parent-style-name="Standard">
      <style:text-properties fo:color="#0000ff" style:font-name="Arial" fo:font-family="Arial" style:font-family-generic="swiss" style:font-pitch="variable" fo:font-size="12pt" fo:language="es" fo:country="ES" style:font-size-asian="12pt" style:font-name-complex="Arial" style:font-family-complex="Arial" style:font-family-generic-complex="swiss" style:font-pitch-complex="variable"/>
    </style:style>
    <style:style style:name="instrucciones_5f_titulo2" style:display-name="instrucciones_titulo2" style:family="paragraph" style:parent-style-name="Standard" style:next-style-name="instrucciones_5f_normal">
      <style:text-properties fo:color="#0000ff" style:font-name="Arial" fo:font-family="Arial" style:font-family-generic="swiss" style:font-pitch="variable" fo:font-size="14pt" fo:language="es" fo:country="ES" fo:font-weight="bold" style:font-size-asian="14pt" style:font-weight-asian="bold" style:font-name-complex="Arial" style:font-family-complex="Arial" style:font-family-generic-complex="swiss" style:font-pitch-complex="variable"/>
    </style:style>
    <style:style style:name="Estilo_5f_cabecera" style:display-name="Estilo_cabecera" style:family="paragraph" style:master-page-name="">
      <style:paragraph-properties fo:text-align="center" style:justify-single-word="false" fo:orphans="0" fo:widows="0" style:page-number="auto"/>
      <style:text-properties style:use-window-font-color="true" style:font-name="Arial" fo:font-family="Arial" style:font-family-generic="swiss" style:font-pitch="variable" fo:font-size="7pt" fo:letter-spacing="0.159cm" fo:language="en" fo:country="US" style:letter-kerning="true" style:font-name-asian="Times New Roman" style:font-family-asian="'Times New Roman'" style:font-family-generic-asian="roman" style:font-pitch-asian="variable" style:font-size-asian="7pt" style:font-name-complex="Arial" style:font-family-complex="Arial" style:font-family-generic-complex="swiss" style:font-pitch-complex="variable" style:font-size-complex="7pt" style:language-complex="ar" style:country-complex="SA"/>
    </style:style>
    <style:style style:name="CRT_5f_bibliografia" style:display-name="CRT_bibliografia" style:family="paragraph" style:parent-style-name="CRT_5f_texto" style:next-style-name="CRT_5f_texto">
      <style:paragraph-properties fo:margin-top="0.21cm" fo:margin-bottom="0.711cm" style:contextual-spacing="false" fo:text-align="start" style:justify-single-word="false" fo:padding="0cm" fo:border-left="none" fo:border-right="none" fo:border-top="none" fo:border-bottom="0.06pt solid #000000" style:shadow="none"/>
      <style:text-properties style:font-name="Arial" fo:font-family="Arial" style:font-family-generic="swiss" style:font-pitch="variable"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_20_Symbol" style:display-name="Footnote Symbol" style:family="text" style:parent-style-name="Fuente_20_de_20_párrafo_20_predeter.">
      <style:text-properties style:text-position="super 58%"/>
    </style:style>
    <style:style style:name="Footnote_20_anchor" style:display-name="Footnote anchor" style:family="text">
      <style:text-properties style:text-position="super 58%"/>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2z0" style:family="text">
      <style:text-properties fo:font-style="italic" fo:font-weight="normal" style:font-style-asian="italic" style:font-weight-asian="normal"/>
    </style:style>
    <style:style style:name="WW8Num5z0" style:family="text">
      <style:text-properties fo:font-style="italic" fo:font-weight="normal" style:font-style-asian="italic" style:font-weight-asian="normal"/>
    </style:style>
    <style:style style:name="Fuente_20_de_20_párrafo_20_predeter." style:display-name="Fuente de párrafo predeter." style:family="text"/>
    <style:style style:name="instrucciones_5f_normal_20_Car" style:display-name="instrucciones_normal Car" style:family="text" style:parent-style-name="Fuente_20_de_20_párrafo_20_predeter.">
      <style:text-properties fo:color="#0000ff" style:font-name="Arial" fo:font-family="Arial" style:font-family-generic="swiss" style:font-pitch="variable" fo:font-size="12pt" fo:language="es" fo:country="ES" style:font-size-asian="12pt" style:font-name-complex="Arial" style:font-family-complex="Arial" style:font-family-generic-complex="swiss" style:font-pitch-complex="variable" style:language-complex="ar" style:country-complex="SA"/>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889cm" text:min-label-width="0.635cm"/>
        <style:text-properties style:font-name="Symbol"/>
      </text:list-level-style-bullet>
      <text:list-level-style-bullet text:level="2" text:style-name="WW8Num1z1" text:bullet-char="o">
        <style:list-level-properties text:space-before="2.159cm" text:min-label-width="0.635cm"/>
        <style:text-properties fo:font-family="'Courier New'" style:font-family-generic="modern" style:font-pitch="fixed"/>
      </text:list-level-style-bullet>
      <text:list-level-style-bullet text:level="3" text:style-name="WW8Num1z2" text:bullet-char="">
        <style:list-level-properties text:space-before="3.429cm" text:min-label-width="0.635cm"/>
        <style:text-properties style:font-name="Wingdings"/>
      </text:list-level-style-bullet>
      <text:list-level-style-bullet text:level="4" text:style-name="WW8Num1z0" text:bullet-char="">
        <style:list-level-properties text:space-before="4.699cm" text:min-label-width="0.635cm"/>
        <style:text-properties style:font-name="Symbol"/>
      </text:list-level-style-bullet>
      <text:list-level-style-bullet text:level="5" text:style-name="WW8Num1z1" text:bullet-char="o">
        <style:list-level-properties text:space-before="5.969cm" text:min-label-width="0.635cm"/>
        <style:text-properties fo:font-family="'Courier New'" style:font-family-generic="modern" style:font-pitch="fixed"/>
      </text:list-level-style-bullet>
      <text:list-level-style-bullet text:level="6" text:style-name="WW8Num1z2" text:bullet-char="">
        <style:list-level-properties text:space-before="7.239cm" text:min-label-width="0.635cm"/>
        <style:text-properties style:font-name="Wingdings"/>
      </text:list-level-style-bullet>
      <text:list-level-style-bullet text:level="7" text:style-name="WW8Num1z0" text:bullet-char="">
        <style:list-level-properties text:space-before="8.509cm" text:min-label-width="0.635cm"/>
        <style:text-properties style:font-name="Symbol"/>
      </text:list-level-style-bullet>
      <text:list-level-style-bullet text:level="8" text:style-name="WW8Num1z1" text:bullet-char="o">
        <style:list-level-properties text:space-before="9.779cm" text:min-label-width="0.635cm"/>
        <style:text-properties fo:font-family="'Courier New'" style:font-family-generic="modern" style:font-pitch="fixed"/>
      </text:list-level-style-bullet>
      <text:list-level-style-bullet text:level="9" text:style-name="WW8Num1z2" text:bullet-char="">
        <style:list-level-properties text:space-before="11.04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list-level-style-number text:level="1" text:style-name="WW8Num2z0" style:num-suffix=")" style:num-format="a" style:num-letter-sync="true">
        <style:list-level-properties text:space-before="0.88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text:style-name="WW8Num5z0" style:num-suffix=")" style:num-format="a" style:num-letter-sync="true">
        <style:list-level-properties text:space-before="0.88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a" style:num-letter-sync="true" text:start-value="2">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10pt" fo:font-style="italic" officeooo:rsid="00216421" officeooo:paragraph-rsid="00216421" style:font-size-asian="10pt" style:font-style-asian="italic" style:font-size-complex="10pt" style:font-style-complex="italic"/>
    </style:style>
    <style:style style:name="MT1" style:family="text">
      <style:text-properties officeooo:rsid="002445c3"/>
    </style:style>
    <style:style style:name="MT2" style:family="text">
      <style:text-properties fo:font-weight="bold" style:font-weight-asian="bold" style:font-weight-complex="bold"/>
    </style:style>
    <style:page-layout style:name="Mpm1">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Rafael Enríquez <text:span text:style-name="MT1">Herrador</text:span></text:p>
        <text:p text:style-name="MP1">U-TAD – <text:span text:style-name="MT2">Programa de Experto en Data Science</text:span></text:p>
        <text:p text:style-name="MP1">Aspectos Legales (Profesor: Fidel Morales) – Marzo 2015</text:p>
      </style:header>
    </style:master-page>
    <style:master-page style:name="Endnote"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Plantilla (Word) para el envío de trabajos al “IV Certamen de E</dc:title>
    <meta:initial-creator>Albert</meta:initial-creator>
    <meta:creation-date>2007-01-26T22:52:00</meta:creation-date>
    <dc:date>2015-03-29T23:53:58.912906914</dc:date>
    <meta:editing-cycles>27</meta:editing-cycles>
    <meta:editing-duration>PT3H9M50S</meta:editing-duration>
    <dc:creator>Rafael Enríquez-Herrador</dc:creator>
    <meta:document-statistic meta:table-count="0" meta:image-count="0" meta:object-count="0" meta:page-count="3" meta:paragraph-count="41" meta:word-count="808" meta:character-count="5543" meta:non-whitespace-character-count="4798"/>
    <meta:user-defined meta:name="Info 1"/>
    <meta:user-defined meta:name="Info 2"/>
    <meta:user-defined meta:name="Info 3"/>
    <meta:user-defined meta:name="Info 4"/>
  </office:meta>
</office:document-meta>
</file>